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7.81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115.82mm" fo:break-before="auto" style:use-optimal-row-height="true"/>
    </style:style>
    <style:style style:name="ro3" style:family="table-row">
      <style:table-row-properties style:row-height="62.32mm" fo:break-before="auto" style:use-optimal-row-height="true"/>
    </style:style>
    <style:style style:name="ro4" style:family="table-row">
      <style:table-row-properties style:row-height="8.82mm" fo:break-before="auto" style:use-optimal-row-height="true"/>
    </style:style>
    <style:style style:name="ro5" style:family="table-row">
      <style:table-row-properties style:row-height="70.56mm" fo:break-before="auto" style:use-optimal-row-height="true"/>
    </style:style>
    <style:style style:name="ro6" style:family="table-row">
      <style:table-row-properties style:row-height="78.78mm" fo:break-before="auto" style:use-optimal-row-height="true"/>
    </style:style>
    <style:style style:name="ro7" style:family="table-row">
      <style:table-row-properties style:row-height="45.86mm" fo:break-before="auto" style:use-optimal-row-height="true"/>
    </style:style>
    <style:style style:name="ro8" style:family="table-row">
      <style:table-row-properties style:row-height="54.08mm" fo:break-before="auto" style:use-optimal-row-height="true"/>
    </style:style>
    <style:style style:name="ro9" style:family="table-row">
      <style:table-row-properties style:row-height="41.73mm" fo:break-before="auto" style:use-optimal-row-height="true"/>
    </style:style>
    <style:style style:name="ro10" style:family="table-row">
      <style:table-row-properties style:row-height="82.9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fo:font-style="normal" style:text-underline-style="none" style:font-size-asian="10pt" style:font-style-asian="normal" style:font-size-complex="10pt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ountry </text:p>
          </table:table-cell>
          <table:table-cell table:style-name="ce1" office:value-type="string" calcext:value-type="string">
            <text:p>Venue </text:p>
          </table:table-cell>
          <table:table-cell table:style-name="ce1" office:value-type="string" calcext:value-type="string">
            <text:p>Special guests 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arch 20, 2015 </text:p>
          </table:table-cell>
          <table:table-cell table:style-name="ce2" office:value-type="string" calcext:value-type="string">
            <text:p>Mumbai </text:p>
          </table:table-cell>
          <table:table-cell table:style-name="ce2" office:value-type="string" calcext:value-type="string">
            <text:p>India </text:p>
          </table:table-cell>
          <table:table-cell table:style-name="ce2" office:value-type="string" calcext:value-type="string">
            <text:p>NSCI Indoor Stadium </text:p>
          </table:table-cell>
          <table:table-cell table:style-name="ce2" office:value-type="string" calcext:value-type="string">
            <text:p>Abish Mathew </text:p>
            <text:p><text:a xlink:href="https://youtube.fandom.com/wiki/Bethany_Mota" xlink:type="simple">Bethany Mota</text:a> </text:p>
            <text:p>Brydan-Parth </text:p>
            <text:p><text:a xlink:href="https://youtube.fandom.com/wiki/East_India_Comedy" xlink:type="simple">East India Comedy</text:a> </text:p>
            <text:p>Elton J. Fernandez </text:p>
            <text:p>Enna da Rascalas </text:p>
            <text:p><text:a xlink:href="https://youtube.fandom.com/wiki/IISuperwomanII" xlink:type="simple">IISuperwomanII</text:a> </text:p>
            <text:p>Jonita Gandhi </text:p>
            <text:p>Jose Covaco </text:p>
            <text:p>Jus Reign </text:p>
            <text:p>Kanan Gill &amp; Biswa Kalyan Rath </text:p>
            <text:p>Kurt Hugo Schneider </text:p>
            <text:p>Maati Baani </text:p>
            <text:p>Sam Tsui </text:p>
            <text:p>Sanam </text:p>
            <text:p>Shankar Tucker </text:p>
            <text:p>Scherezade Shroff </text:p>
            <text:p>Shruti Arjun Anand </text:p>
            <text:p>SNG Comedy </text:p>
            <text:p>Sonal Saragaya </text:p>
            <text:p>The Surfing Violinist </text:p>
            <text:p>The Qtiyapa Guys </text:p>
            <text:p>Vahchef </text:p>
            <text:p>Vasuda Sharma </text:p>
            <text:p>Being Indian </text:p>
            <text:p>Sortedd </text:p>
            <text:p>Troubleseekerteam </text:p>
            <text:p>88keystouphoria Aakash Gandhi 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y 2, 2015 </text:p>
          </table:table-cell>
          <table:table-cell table:style-name="ce2" office:value-type="string" calcext:value-type="string">
            <text:p>Toronto </text:p>
          </table:table-cell>
          <table:table-cell table:style-name="ce2" office:value-type="string" calcext:value-type="string">
            <text:p>Canada </text:p>
          </table:table-cell>
          <table:table-cell table:style-name="ce2" office:value-type="string" calcext:value-type="string">
            <text:p>Yonge-Dundas Square </text:p>
          </table:table-cell>
          <table:table-cell table:style-name="ce2" office:value-type="string" calcext:value-type="string">
            <text:p>Bethany Mota </text:p>
            <text:p>Daniela Andrade </text:p>
            <text:p>David Choi </text:p>
            <text:p><text:a xlink:href="https://youtube.fandom.com/wiki/Epic_Meal_Time" xlink:type="simple">Epic Meal Time</text:a> </text:p>
            <text:p>IISuperwomanII </text:p>
            <text:p><text:a xlink:href="https://youtube.fandom.com/wiki/Jenna_Marbles" xlink:type="simple">Jenna Marbles</text:a> </text:p>
            <text:p>Jus Reign </text:p>
            <text:p>Kina Grannis </text:p>
            <text:p>Kurt Hugo Schneider </text:p>
            <text:p>Laurdiy </text:p>
            <text:p>Macy Kate </text:p>
            <text:p>Madilyn Bailey </text:p>
            <text:p>Michael Stevens (Vsauce) </text:p>
            <text:p>Mike Tomkins </text:p>
            <text:p>Veritasum 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May 22, 2015 </text:p>
          </table:table-cell>
          <table:table-cell table:style-name="ce2" office:value-type="string" calcext:value-type="string" table:number-columns-spanned="1" table:number-rows-spanned="3">
            <text:p>Singapore </text:p>
          </table:table-cell>
          <table:table-cell table:style-name="ce2" office:value-type="string" calcext:value-type="string" table:number-columns-spanned="1" table:number-rows-spanned="3">
            <text:p>Singapore </text:p>
          </table:table-cell>
          <table:table-cell table:style-name="ce2" office:value-type="string" calcext:value-type="string" table:number-columns-spanned="1" table:number-rows-spanned="3">
            <text:p>*Scape </text:p>
          </table:table-cell>
          <table:table-cell table:style-name="ce2" office:value-type="string" calcext:value-type="string" table:number-columns-spanned="1" table:number-rows-spanned="3">
            <text:p>About </text:p>
            <text:p>All India Bakchod </text:p>
            <text:p>Benjamin Kheng </text:p>
            <text:p>Bubzbeauty </text:p>
            <text:p>Dee Kosh </text:p>
            <text:p>Gentle Bones </text:p>
            <text:p>Grizzle Grind Crew </text:p>
            <text:p>Jakarta Beatbox </text:p>
            <text:p>Jason Chen </text:p>
            <text:p>Jianhao Tan </text:p>
            <text:p>JinnyboyTV </text:p>
            <text:p>Kurt Hugo Schneider </text:p>
            <text:p>Macy Kate </text:p>
            <text:p>Munah &amp; Hirzi </text:p>
            <text:p>Naomi Neo </text:p>
            <text:p>Night Owl Cinematics </text:p>
            <text:p>Noah Yap </text:p>
            <text:p>Scherezade Shroff </text:p>
            <text:p>Shigga Shay </text:p>
            <text:p>The Fung Brothers </text:p>
            <text:p>The Sam WIllows </text:p>
            <text:p>Tiffany Alvord </text:p>
            <text:p>Timothy DeLaGhetto </text:p>
            <text:p>Tosh Rock </text:p>
            <text:p>Wah Banana </text:p>
            <text:p>Wong Fu Productions 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May 23, 2015 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2" office:value-type="string" calcext:value-type="string">
            <text:p>May 24, 2015 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2" office:value-type="string" calcext:value-type="string">
            <text:p>May 26, 2015 </text:p>
          </table:table-cell>
          <table:table-cell table:style-name="ce2" office:value-type="string" calcext:value-type="string">
            <text:p>Bangkok </text:p>
          </table:table-cell>
          <table:table-cell table:style-name="ce2" office:value-type="string" calcext:value-type="string">
            <text:p>Thailand </text:p>
          </table:table-cell>
          <table:table-cell table:style-name="ce2" office:value-type="string" calcext:value-type="string">
            <text:p>Muang Thai GMM Live House @CentralWorld </text:p>
          </table:table-cell>
          <table:table-cell table:style-name="ce2" office:value-type="string" calcext:value-type="string">
            <text:p>Bethany Mota </text:p>
            <text:p>Bie The Ska </text:p>
            <text:p>Cocktail </text:p>
            <text:p>Fedfe </text:p>
            <text:p>Jason Chen </text:p>
            <text:p>Kratae &amp; Kratai R-Siam </text:p>
            <text:p>Kurt Hugo Schneider </text:p>
            <text:p>Momay </text:p>
            <text:p>Pearypie </text:p>
            <text:p>Sam Tsui </text:p>
            <text:p>Slot Machine </text:p>
            <text:p>Songkran Iam </text:p>
            <text:p>Spokedark TV </text:p>
            <text:p>Tiffany Alvord </text:p>
            <text:p>Timethai </text:p>
            <text:p><text:a xlink:href="https://youtube.fandom.com/wiki/Timothy_DeLaGhetto" xlink:type="simple">Timothy DeLaGhetto</text:a> </text:p>
            <text:p>Toey Tiew Thai </text:p>
          </table:table-cell>
          <table:table-cell table:number-columns-repeated="1019"/>
        </table:table-row>
        <table:table-row table:style-name="ro6">
          <table:table-cell table:style-name="ce2" office:value-type="string" calcext:value-type="string">
            <text:p>June 26, 2015 </text:p>
          </table:table-cell>
          <table:table-cell table:style-name="ce2" office:value-type="string" calcext:value-type="string">
            <text:p>Manila </text:p>
          </table:table-cell>
          <table:table-cell table:style-name="ce2" office:value-type="string" calcext:value-type="string">
            <text:p>Philippines </text:p>
          </table:table-cell>
          <table:table-cell table:style-name="ce2" office:value-type="string" calcext:value-type="string">
            <text:p>Marriott Grand Ballroom </text:p>
          </table:table-cell>
          <table:table-cell table:style-name="ce2" office:value-type="string" calcext:value-type="string">
            <text:p>AJ Rafael </text:p>
            <text:p>Allstar Productions </text:p>
            <text:p>Ana Victorino </text:p>
            <text:p>Bethany Mota </text:p>
            <text:p>Bogart the Explorer PaperbugTV </text:p>
            <text:p>Caspar Lee </text:p>
            <text:p>Chicser </text:p>
            <text:p>Donnalyn Bartolome </text:p>
            <text:p>Jireh Lim </text:p>
            <text:p><text:a xlink:href="https://youtube.fandom.com/wiki/ThatcherJoe" xlink:type="simple">ThatcherJoe</text:a> </text:p>
            <text:p>Kurt Hugo Schneider </text:p>
            <text:p>Lyrically Deranged Poets </text:p>
            <text:p>Lloyd Cafe Cadena </text:p>
            <text:p>Loonie </text:p>
            <text:p>Macy Kate </text:p>
            <text:p>Kristine (RealAsianBeauty) </text:p>
            <text:p>Mich Liggayu (JaMich) </text:p>
            <text:p>ABRA </text:p>
            <text:p>Oli White </text:p>
          </table:table-cell>
          <table:table-cell table:number-columns-repeated="1019"/>
        </table:table-row>
        <table:table-row table:style-name="ro7">
          <table:table-cell table:style-name="ce2" office:value-type="string" calcext:value-type="string">
            <text:p>August 28, 2015 </text:p>
          </table:table-cell>
          <table:table-cell table:style-name="ce2" office:value-type="string" calcext:value-type="string">
            <text:p>Seoul </text:p>
          </table:table-cell>
          <table:table-cell table:style-name="ce2" office:value-type="string" calcext:value-type="string">
            <text:p>South Korea </text:p>
          </table:table-cell>
          <table:table-cell table:style-name="ce2" office:value-type="string" calcext:value-type="string">
            <text:p>Dongdaemun Design Plaza </text:p>
          </table:table-cell>
          <table:table-cell table:style-name="ce2" office:value-type="string" calcext:value-type="string">
            <text:p>Bethany Mota </text:p>
            <text:p>BuzzBean </text:p>
            <text:p>Choi Gogi </text:p>
            <text:p>Choikoon TV </text:p>
            <text:p>Cuckoo Crew </text:p>
            <text:p>Dotty TV </text:p>
            <text:p>KoreanEnglishMan </text:p>
            <text:p>Seenroot </text:p>
            <text:p>SSIN </text:p>
            <text:p>Sungha Jung </text:p>
            <text:p>YD </text:p>
          </table:table-cell>
          <table:table-cell table:number-columns-repeated="1019"/>
        </table:table-row>
        <table:table-row table:style-name="ro8">
          <table:table-cell table:style-name="ce2" office:value-type="string" calcext:value-type="string">
            <text:p>September 11, 2015 </text:p>
          </table:table-cell>
          <table:table-cell table:style-name="ce2" office:value-type="string" calcext:value-type="string">
            <text:p>Sydney </text:p>
          </table:table-cell>
          <table:table-cell table:style-name="ce2" office:value-type="string" calcext:value-type="string">
            <text:p>Australia </text:p>
          </table:table-cell>
          <table:table-cell table:style-name="ce2" office:value-type="string" calcext:value-type="string">
            <text:p>Qantas Credit Union Arena </text:p>
          </table:table-cell>
          <table:table-cell table:style-name="ce2" office:value-type="string" calcext:value-type="string">
            <text:p>Jenna Marbles </text:p>
            <text:p>Bethany Mota </text:p>
            <text:p>Troye Sivan </text:p>
            <text:p><text:a xlink:href="https://youtube.fandom.com/wiki/IISuperwomanII" xlink:type="simple">IISuperwomanII</text:a> </text:p>
            <text:p>Lauren Curtis </text:p>
            <text:p>Natalie Tran </text:p>
            <text:p><text:a xlink:href="https://youtube.fandom.com/wiki/Connor_Franta" xlink:type="simple">Connor Franta</text:a> </text:p>
            <text:p>Kurt Hugo Schneider </text:p>
            <text:p>Mike Tomkins </text:p>
            <text:p>Jayesslee </text:p>
            <text:p>Timothy DeLaGhetto </text:p>
            <text:p>Sketchshe </text:p>
            <text:p>Walk the Moon </text:p>
          </table:table-cell>
          <table:table-cell table:number-columns-repeated="1019"/>
        </table:table-row>
        <table:table-row table:style-name="ro9">
          <table:table-cell table:style-name="ce2" office:value-type="string" calcext:value-type="string">
            <text:p>October 23, 2015 </text:p>
          </table:table-cell>
          <table:table-cell table:style-name="ce2" office:value-type="string" calcext:value-type="string">
            <text:p>Jakarta </text:p>
          </table:table-cell>
          <table:table-cell table:style-name="ce2" office:value-type="string" calcext:value-type="string">
            <text:p>Indonesia </text:p>
          </table:table-cell>
          <table:table-cell table:style-name="ce2" office:value-type="string" calcext:value-type="string">
            <text:p>Gandaria City Mall </text:p>
          </table:table-cell>
          <table:table-cell table:style-name="ce2" office:value-type="string" calcext:value-type="string">
            <text:p>Bethany Mota </text:p>
            <text:p>Edho Zell </text:p>
            <text:p>Gamaliel Audrey Cantika </text:p>
            <text:p>Jakarta Beatbox </text:p>
            <text:p>Macy Kate </text:p>
            <text:p>Mike Tomkins </text:p>
            <text:p>Sam Tsui </text:p>
            <text:p>Kurt Hugo Schneider </text:p>
            <text:p>SkinnyIndonesian24 </text:p>
            <text:p>Young Lex </text:p>
          </table:table-cell>
          <table:table-cell table:number-columns-repeated="1019"/>
        </table:table-row>
        <table:table-row table:style-name="ro10">
          <table:table-cell table:style-name="ce2" office:value-type="string" calcext:value-type="string">
            <text:p>November 18, 2015 </text:p>
          </table:table-cell>
          <table:table-cell table:style-name="ce2" office:value-type="string" calcext:value-type="string">
            <text:p>Tokyo </text:p>
          </table:table-cell>
          <table:table-cell table:style-name="ce2" office:value-type="string" calcext:value-type="string">
            <text:p>Japan </text:p>
          </table:table-cell>
          <table:table-cell table:style-name="ce2" office:value-type="string" calcext:value-type="string">
            <text:p>Ex Theater Roppongi </text:p>
          </table:table-cell>
          <table:table-cell table:style-name="ce2" office:value-type="string" calcext:value-type="string">
            <text:p>AKANE </text:p>
            <text:p>Daichi </text:p>
            <text:p>EGU-Splosion </text:p>
            <text:p>Erika H </text:p>
            <text:p>FEMM </text:p>
            <text:p>Fukuhara Nozomu (Blues Two) </text:p>
            <text:p>Hajimesyacho </text:p>
            <text:p>HIKAKIN </text:p>
            <text:p>HiROKi </text:p>
            <text:p>Ito Takuto (Blues Two) </text:p>
            <text:p>Kobasolo </text:p>
            <text:p>LADYBABY </text:p>
            <text:p>Miracle Vell Magic </text:p>
            <text:p>Japan Electric Union </text:p>
            <text:p>Samuel Kaylor </text:p>
            <text:p>Satomi </text:p>
            <text:p>SEIKIN </text:p>
            <text:p>SIRO-A </text:p>
            <text:p>Takarabe Ryoji </text:p>
            <text:p>Chris Peppler </text:p>
          </table:table-cell>
          <table:table-cell table:number-columns-repeated="1019"/>
        </table:table-row>
        <table:table-row table:style-name="ro11" table:number-rows-repeated="104856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21:10:50.024816875</meta:creation-date>
    <dc:date>2020-05-06T23:02:49.805113511</dc:date>
    <meta:editing-duration>PT1H31M51S</meta:editing-duration>
    <meta:editing-cycles>1</meta:editing-cycles>
    <meta:document-statistic meta:table-count="1" meta:cell-count="52" meta:object-count="0"/>
    <meta:generator>LibreOffice/6.0.7.3$Linux_X86_64 LibreOffice_project/00m0$Build-3</meta:generator>
  </office:meta>
</office:document-meta>
</file>